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style>
    <style:style style:name="T2" style:parent-style-name="markedcontent" style:family="text">
      <style:text-properties style:font-name="Arial" style:font-name-complex="Arial" fo:background-color="#FFFFFF"/>
    </style:style>
    <style:style style:name="P3" style:parent-style-name="Normal" style:family="paragraph">
      <style:paragraph-properties fo:break-before="page"/>
    </style:style>
    <style:style style:name="T4" style:parent-style-name="markedcontent" style:family="text">
      <style:text-properties style:font-name="Arial" style:font-name-complex="Arial" fo:background-color="#FFFFFF"/>
    </style:style>
    <style:style style:name="T5" style:parent-style-name="markedcontent" style:family="text">
      <style:text-properties style:font-name="Arial" style:font-name-complex="Arial" fo:background-color="#FFFFFF"/>
    </style:style>
    <style:style style:name="T6" style:parent-style-name="markedcontent" style:family="text">
      <style:text-properties style:font-name="Arial" style:font-name-complex="Arial" fo:background-color="#FFFFFF"/>
    </style:style>
    <style:style style:name="T7" style:parent-style-name="markedcontent" style:family="text">
      <style:text-properties style:font-name="Arial" style:font-name-complex="Arial" fo:background-color="#FFFFFF"/>
    </style:style>
    <style:style style:name="T8" style:parent-style-name="markedcontent" style:family="text">
      <style:text-properties style:font-name="Arial" style:font-name-complex="Arial" fo:background-color="#FFFFFF"/>
    </style:style>
    <style:style style:name="T9" style:parent-style-name="markedcontent" style:family="text">
      <style:text-properties style:font-name="Arial" style:font-name-complex="Arial" fo:background-color="#FFFFFF"/>
    </style:style>
    <style:style style:name="T10" style:parent-style-name="markedcontent" style:family="text">
      <style:text-properties style:font-name="Arial" style:font-name-complex="Arial" fo:background-color="#FFFFFF"/>
    </style:style>
    <style:style style:name="T11" style:parent-style-name="markedcontent" style:family="text">
      <style:text-properties style:font-name="Arial" style:font-name-complex="Arial" fo:background-color="#FFFFFF"/>
    </style:style>
    <style:style style:name="T12" style:parent-style-name="markedcontent" style:family="text">
      <style:text-properties style:font-name="Arial" style:font-name-complex="Arial" fo:background-color="#FFFFFF"/>
    </style:style>
    <style:style style:name="T13" style:parent-style-name="markedcontent" style:family="text">
      <style:text-properties style:font-name="Arial" style:font-name-complex="Arial" fo:background-color="#FFFFFF"/>
    </style:style>
    <style:style style:name="T14" style:parent-style-name="markedcontent" style:family="text">
      <style:text-properties style:font-name="Arial" style:font-name-complex="Arial" fo:background-color="#FFFFFF"/>
    </style:style>
    <style:style style:name="T15" style:parent-style-name="markedcontent" style:family="text">
      <style:text-properties style:font-name="Arial" style:font-name-complex="Arial" fo:background-color="#FFFFFF"/>
    </style:style>
    <style:style style:name="T16" style:parent-style-name="markedcontent" style:family="text">
      <style:text-properties style:font-name="Arial" style:font-name-complex="Arial" fo:background-color="#FFFFFF"/>
    </style:style>
    <style:style style:name="P17" style:parent-style-name="Normal" style:family="paragraph">
      <style:text-properties style:font-name="Arial" style:font-name-asian="Times New Roman" style:font-name-complex="Arial" fo:color="#0F4761" fo:font-size="16pt" style:font-size-asian="16pt" style:font-size-complex="16pt" fo:background-color="#FFFFFF"/>
    </style:style>
    <style:style style:name="P18" style:parent-style-name="Normal" style:family="paragraph">
      <style:text-properties style:font-name="Arial" style:font-name-asian="Times New Roman" style:font-name-complex="Arial" fo:color="#0F4761" fo:font-size="16pt" style:font-size-asian="16pt" style:font-size-complex="16pt" fo:background-color="#FFFFFF"/>
    </style:style>
    <style:style style:name="P19" style:parent-style-name="Normal" style:family="paragraph">
      <style:text-properties style:font-name="Arial" style:font-name-asian="Times New Roman" style:font-name-complex="Arial" fo:color="#0F4761" fo:font-size="16pt" style:font-size-asian="16pt" style:font-size-complex="16pt" fo:background-color="#FFFFFF"/>
    </style:style>
    <style:style style:name="T20" style:parent-style-name="markedcontent" style:family="text">
      <style:text-properties style:font-name="Arial" style:font-name-complex="Arial" fo:background-color="#FFFFFF"/>
    </style:style>
    <style:style style:name="T21" style:parent-style-name="DefaultParagraphFont" style:family="text">
      <style:text-properties style:font-name="Arial" style:font-name-complex="Arial" fo:background-color="#FFFFFF"/>
    </style:style>
    <style:style style:name="T22" style:parent-style-name="markedcontent" style:family="text">
      <style:text-properties style:font-name="Arial" style:font-name-complex="Arial" fo:background-color="#FFFFFF"/>
    </style:style>
    <style:style style:name="T23" style:parent-style-name="DefaultParagraphFont" style:family="text">
      <style:text-properties fo:background-color="#FFFFFF"/>
    </style:style>
    <style:style style:name="T24" style:parent-style-name="markedcontent" style:family="text">
      <style:text-properties style:font-name="Arial" style:font-name-complex="Arial" fo:background-color="#FFFFFF"/>
    </style:style>
    <style:style style:name="T25" style:parent-style-name="DefaultParagraphFont" style:family="text">
      <style:text-properties style:font-name="Arial" style:font-name-complex="Arial" fo:font-size="16pt" style:font-size-asian="16pt" style:font-size-complex="16pt" fo:background-color="#FFFFFF"/>
    </style:style>
    <style:style style:name="T26" style:parent-style-name="markedcontent" style:family="text">
      <style:text-properties style:font-name="Arial" style:font-name-complex="Arial" fo:font-size="12.5pt" style:font-size-asian="12.5pt" style:font-size-complex="12.5pt" fo:background-color="#FFFFFF"/>
    </style:style>
    <style:style style:name="T27" style:parent-style-name="Hyperlink" style:family="text">
      <style:text-properties style:font-name="Arial" style:font-name-complex="Arial" fo:font-size="12.5pt" style:font-size-asian="12.5pt" style:font-size-complex="12.5pt" fo:background-color="#FFFFFF"/>
    </style:style>
    <style:style style:name="T28" style:parent-style-name="markedcontent" style:family="text">
      <style:text-properties style:font-name="Arial" style:font-name-complex="Arial" fo:font-size="12.5pt" style:font-size-asian="12.5pt" style:font-size-complex="12.5pt" fo:background-color="#FFFFFF"/>
    </style:style>
    <style:style style:name="P29" style:parent-style-name="Normal" style:family="paragraph">
      <style:text-properties style:font-name="Arial" style:font-name-complex="Arial" fo:background-color="#FFFFFF"/>
    </style:style>
    <style:style style:name="T30" style:parent-style-name="markedcontent" style:family="text">
      <style:text-properties style:font-name="Arial" style:font-name-complex="Arial" fo:background-color="#FFFFFF"/>
    </style:style>
    <style:style style:name="T31" style:parent-style-name="DefaultParagraphFont" style:family="text">
      <style:text-properties style:font-name="Arial" style:font-name-complex="Arial" fo:background-color="#FFFFFF"/>
    </style:style>
    <style:style style:name="T32" style:parent-style-name="DefaultParagraphFont" style:family="text">
      <style:text-properties fo:background-color="#FFFFFF"/>
    </style:style>
    <style:style style:name="T33" style:parent-style-name="markedcontent" style:family="text">
      <style:text-properties style:font-name="Arial" style:font-name-complex="Arial" fo:background-color="#FFFFFF"/>
    </style:style>
    <style:style style:name="T34" style:parent-style-name="DefaultParagraphFont" style:family="text">
      <style:text-properties style:font-name="Arial" style:font-name-complex="Arial" fo:background-color="#FFFFFF"/>
    </style:style>
    <style:style style:name="T35" style:parent-style-name="markedcontent" style:family="text">
      <style:text-properties style:font-name="Arial" style:font-name-complex="Arial" fo:font-size="16pt" style:font-size-asian="16pt" style:font-size-complex="16pt" fo:background-color="#FFFFFF"/>
    </style:style>
  </office:automatic-styles>
  <office:body>
    <office:text text:use-soft-page-breaks="true">
      <text:h text:style-name="P1" text:outline-level="1"><text:span text:style-name="T2">Introduction</text:span></text:h>
      <text:p text:style-name="Normal"/>
      <text:soft-page-break/>
      <text:p text:style-name="P3"><text:span text:style-name="T4">&lt;a id="top"&gt;&lt;/a&gt;<text:s/></text:span></text:p>
      <text:p text:style-name="Normal"><text:span text:style-name="T5"># Text Analysis Assessment Harry Potter Reviews</text:span></text:p>
      <text:p text:style-name="Normal"/>
      <text:p text:style-name="Normal"><text:span text:style-name="T6"># Table of Contents<text:s/></text:span></text:p>
      <text:p text:style-name="Normal"><text:span text:style-name="T7">1.</text:span><text:span text:style-name="T8"><text:s/>[Data Understanding](#data-understanding)<text:s/></text:span></text:p>
      <text:p text:style-name="Normal"><text:span text:style-name="T9">3. [Baseline-Models](#baseline-models)<text:s/></text:span></text:p>
      <text:p text:style-name="Normal"><text:span text:style-name="T10">4. [Data Preparation](#data-preparation)<text:s/></text:span></text:p>
      <text:p text:style-name="Normal"><text:span text:style-name="T11">5. [Hyperparameter Tuning](#hyperparameter-tuning)<text:s/></text:span></text:p>
      <text:p text:style-name="Normal"><text:span text:style-name="T12">6. [Evaluation](#evaluation)<text:s/></text:span></text:p>
      <text:p text:style-name="Normal"><text:span text:style-name="T13">7. [References](#references)<text:s/></text:span></text:p>
      <text:p text:style-name="Normal"><text:span text:style-name="T14">8. [Appendix](#appendix)<text:s/></text:span></text:p>
      <text:p text:style-name="Normal"/>
      <text:p text:style-name="Normal"/>
      <text:p text:style-name="Normal"/>
      <text:p text:style-name="Normal"><text:span text:style-name="T15">&lt;h2 id ="business-understanding"&gt;Business Understanding&lt;/h2&gt;<text:s/></text:span></text:p>
      <text:p text:style-name="Normal"><text:span text:style-name="T16">&lt;a href="#top"&gt;Back to top&lt;/a&gt;</text:span></text:p>
      <text:p text:style-name="Normal"/>
      <text:p text:style-name="Normal"/>
      <text:p text:style-name="Normal"/>
      <text:p text:style-name="P17">&lt;h2 id = "introduction"&gt;Introduction&lt;/h2&gt;</text:p>
      <text:p text:style-name="P18">&lt;a href="#top"&gt;Back to top&lt;/a&gt;</text:p>
      <text:p text:style-name="P19">This is a text mining analysis of a Harry Potter Review dataset using Python. The notebook is structured in line with the CRISP-DM methodology. The main aim of the project is to classify unstructured review text into two sentiment categories. The written review comments are transformed into numerical feature representations and evaluated using multiple text mining techniques.</text:p>
      <text:p text:style-name="Normal"/>
      <text:soft-page-break/>
      <text:h text:style-name="Heading2" text:outline-level="2"><text:span text:style-name="T20">How long did the network take to train?</text:span></text:h>
      <text:h text:style-name="Heading2" text:outline-level="2"><text:span text:style-name="T21"><text:line-break/></text:span><text:span text:style-name="T22">Is the dataset balanced? What is the distribution? If not can I do anything to address this?</text:span></text:h>
      <text:h text:style-name="Heading2" text:outline-level="2"><text:span text:style-name="T23"><text:line-break/></text:span><text:span text:style-name="markedcontent">Is the network overfitting? Why or why not? If so what can I do to address this?<text:s/></text:span></text:h>
      <text:h text:style-name="Heading2" text:outline-level="2"><text:line-break/>GlobalAveragePooling2D<text:span text:style-name="markedcontent"><text:s/>?</text:span></text:h>
      <text:p text:style-name="Normal"/>
      <text:h text:style-name="Heading2" text:outline-level="2"><text:span text:style-name="T24">Can you perform any data augmentation?</text:span></text:h>
      <text:p text:style-name="Normal"><text:span text:style-name="T25"><text:line-break/></text:span><text:span text:style-name="Heading2Char">What layers are in the network? Can I alter anything here to improve matters? Perhaps take a</text:span><text:span text:style-name="Heading2Char"><text:line-break/>look at the keras tuner</text:span><text:span text:style-name="T26"><text:s/>(</text:span><text:a xlink:href="https://www.tensorflow.org/tutorials/keras/keras_tuner" office:target-frame-name="_top" xlink:show="replace"><text:span text:style-name="T27">https://www.tensorflow.org/tutorials/keras/keras_tuner</text:span></text:a><text:span text:style-name="T28">)</text:span></text:p>
      <text:p text:style-name="P29"/>
      <text:h text:style-name="Heading2" text:outline-level="2"><text:span text:style-name="T30">Is transfer learning an option here using a pre-trained model?</text:span></text:h>
      <text:p text:style-name="Normal"/>
      <text:p text:style-name="Normal"><text:span text:style-name="Heading2Char">What are the per class precision, recall and F1 scores? What do they mean and which is best?</text:span><text:span text:style-name="Heading2Char"><text:line-break/></text:span><text:span text:style-name="T31"><text:line-break/></text:span><text:span text:style-name="Heading2Char">How might you make the model better at finding the sick patients?</text:span></text:p>
      <text:h text:style-name="Heading2" text:outline-level="2"><text:span text:style-name="T32"><text:line-break/></text:span><text:span text:style-name="T33">Is it possible to see what the CNN is seeing? Can I use tf-explain (e.g.GradCam) to see this?</text:span></text:h>
      <text:p text:style-name="Normal"><text:span text:style-name="T34"><text:line-break/></text:span><text:span text:style-name="T35">Anything else that you come across in your research to improve the mod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markedcontent" style:display-name="markedcontent"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00156196 Sibeil Rock</meta:initial-creator>
    <dc:creator>B00156196 Sibeil Rock</dc:creator>
    <meta:creation-date>2026-04-17T20:02:00Z</meta:creation-date>
    <dc:date>2026-04-17T22:01:00Z</dc:date>
    <meta:template xlink:href="Normal" xlink:type="simple"/>
    <meta:editing-cycles>1</meta:editing-cycles>
    <meta:editing-duration>PT7140S</meta:editing-duration>
    <meta:document-statistic meta:page-count="3" meta:paragraph-count="3" meta:word-count="275" meta:character-count="1840" meta:row-count="13" meta:non-whitespace-character-count="1568"/>
  </office:meta>
</office:document-meta>
</file>